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46in" style:rel-column-width="10913*"/>
    </style:style>
    <style:style style:name="Table1.B" style:family="table-column">
      <style:table-column-properties style:column-width="1.116in" style:rel-column-width="10927*"/>
    </style:style>
    <style:style style:name="Table1.C" style:family="table-column">
      <style:table-column-properties style:column-width="1.1153in" style:rel-column-width="10920*"/>
    </style:style>
    <style:style style:name="Table1.F" style:family="table-column">
      <style:table-column-properties style:column-width="1.116in" style:rel-column-width="10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Haku" style:family="table">
      <style:table-properties style:width="6.6931in" table:align="margins"/>
    </style:style>
    <style:style style:name="Haku.A" style:family="table-column">
      <style:table-column-properties style:column-width="1.1153in" style:rel-column-width="10918*"/>
    </style:style>
    <style:style style:name="Haku.B" style:family="table-column">
      <style:table-column-properties style:column-width="1.116in" style:rel-column-width="10924*"/>
    </style:style>
    <style:style style:name="Haku.E" style:family="table-column">
      <style:table-column-properties style:column-width="1.1153in" style:rel-column-width="10923*"/>
    </style:style>
    <style:style style:name="Haku.F" style:family="table-column">
      <style:table-column-properties style:column-width="1.116in" style:rel-column-width="10928*"/>
    </style:style>
    <style:style style:name="Haku.A1" style:family="table-cell">
      <style:table-cell-properties fo:padding="0.0382in" fo:border-left="0.05pt solid #000000" fo:border-right="none" fo:border-top="0.05pt solid #000000" fo:border-bottom="0.05pt solid #000000"/>
    </style:style>
    <style:style style:name="Haku.F1" style:family="table-cell">
      <style:table-cell-properties fo:padding="0.0382in" fo:border="0.05pt solid #000000"/>
    </style:style>
    <style:style style:name="Haku.A2" style:family="table-cell">
      <style:table-cell-properties fo:padding="0.0382in" fo:border-left="0.05pt solid #000000" fo:border-right="none" fo:border-top="none" fo:border-bottom="0.05pt solid #000000"/>
    </style:style>
    <style:style style:name="Haku.F2" style:family="table-cell">
      <style:table-cell-properties fo:padding="0.0382in" fo:border-left="0.05pt solid #000000" fo:border-right="0.05pt solid #000000" fo:border-top="none" fo:border-bottom="0.05pt solid #000000"/>
    </style:style>
    <style:style style:name="Kuvantaminen" style:family="table">
      <style:table-properties style:width="6.6931in" table:align="margins"/>
    </style:style>
    <style:style style:name="Kuvantaminen.A" style:family="table-column">
      <style:table-column-properties style:column-width="1.3389in" style:rel-column-width="13107*"/>
    </style:style>
    <style:style style:name="Kuvantaminen.A1" style:family="table-cell">
      <style:table-cell-properties fo:padding="0.0382in" fo:border-left="0.05pt solid #000000" fo:border-right="none" fo:border-top="0.05pt solid #000000" fo:border-bottom="0.05pt solid #000000"/>
    </style:style>
    <style:style style:name="Kuvantaminen.E1" style:family="table-cell">
      <style:table-cell-properties fo:padding="0.0382in" fo:border="0.05pt solid #000000"/>
    </style:style>
    <style:style style:name="Kuvantaminen.A2" style:family="table-cell">
      <style:table-cell-properties fo:padding="0.0382in" fo:border-left="0.05pt solid #000000" fo:border-right="none" fo:border-top="none" fo:border-bottom="0.05pt solid #000000"/>
    </style:style>
    <style:style style:name="Kuvantaminen.E2" style:family="table-cell">
      <style:table-cell-properties fo:padding="0.0382in" fo:border-left="0.05pt solid #000000" fo:border-right="0.05pt solid #000000" fo:border-top="none" fo:border-bottom="0.05pt solid #000000"/>
    </style:style>
    <style:style style:name="Kuvantaminen.8" style:family="table-row">
      <style:table-row-properties style:min-row-height="0.32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F" style:family="table-column">
      <style:table-column-properties style:column-width="1.116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F" style:family="table-column">
      <style:table-column-properties style:column-width="1.11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0922*"/>
    </style:style>
    <style:style style:name="Table5.F" style:family="table-column">
      <style:table-column-properties style:column-width="1.116in" style:rel-column-width="1092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c5a5" officeooo:paragraph-rsid="001cc5a5"/>
    </style:style>
    <style:style style:name="P2" style:family="paragraph" style:parent-style-name="Text_20_body">
      <style:text-properties officeooo:rsid="001ea586" officeooo:paragraph-rsid="001ea586"/>
    </style:style>
    <style:style style:name="P3" style:family="paragraph" style:parent-style-name="Text_20_body">
      <style:text-properties officeooo:rsid="001eb35e" officeooo:paragraph-rsid="001eb35e"/>
    </style:style>
    <style:style style:name="P4" style:family="paragraph" style:parent-style-name="Text_20_body">
      <style:text-properties officeooo:rsid="001eb35e" officeooo:paragraph-rsid="0030bf7f"/>
    </style:style>
    <style:style style:name="P5" style:family="paragraph" style:parent-style-name="Text_20_body">
      <style:text-properties officeooo:rsid="00208e65" officeooo:paragraph-rsid="00208e65"/>
    </style:style>
    <style:style style:name="P6" style:family="paragraph" style:parent-style-name="Text_20_body">
      <style:text-properties officeooo:rsid="00208e65" officeooo:paragraph-rsid="001cc5a5"/>
    </style:style>
    <style:style style:name="P7" style:family="paragraph" style:parent-style-name="Text_20_body">
      <style:text-properties officeooo:rsid="0027b9bd" officeooo:paragraph-rsid="0027b9bd"/>
    </style:style>
    <style:style style:name="P8" style:family="paragraph" style:parent-style-name="Text_20_body">
      <style:text-properties officeooo:rsid="00295265" officeooo:paragraph-rsid="00295265"/>
    </style:style>
    <style:style style:name="P9" style:family="paragraph" style:parent-style-name="Text_20_body">
      <style:text-properties officeooo:rsid="003a96d5" officeooo:paragraph-rsid="003a96d5"/>
    </style:style>
    <style:style style:name="P10" style:family="paragraph" style:parent-style-name="Text_20_body">
      <style:text-properties officeooo:paragraph-rsid="001cc5a5"/>
    </style:style>
    <style:style style:name="P11" style:family="paragraph" style:parent-style-name="Text_20_body">
      <style:text-properties officeooo:rsid="003ce80a" officeooo:paragraph-rsid="003ce80a"/>
    </style:style>
    <style:style style:name="P12" style:family="paragraph" style:parent-style-name="Text_20_body">
      <style:text-properties officeooo:rsid="003e8005" officeooo:paragraph-rsid="003e8005"/>
    </style:style>
    <style:style style:name="P13" style:family="paragraph" style:parent-style-name="Text_20_body">
      <style:text-properties officeooo:rsid="004466e5" officeooo:paragraph-rsid="004466e5"/>
    </style:style>
    <style:style style:name="P14" style:family="paragraph" style:parent-style-name="Text_20_body">
      <style:text-properties officeooo:rsid="003ee141" officeooo:paragraph-rsid="004cc4fe"/>
    </style:style>
    <style:style style:name="P15" style:family="paragraph" style:parent-style-name="Text_20_body">
      <style:text-properties officeooo:rsid="004cc4fe" officeooo:paragraph-rsid="004cc4fe"/>
    </style:style>
    <style:style style:name="P16" style:family="paragraph" style:parent-style-name="Text_20_body">
      <style:text-properties officeooo:rsid="0051bd14" officeooo:paragraph-rsid="0051bd14"/>
    </style:style>
    <style:style style:name="P17" style:family="paragraph" style:parent-style-name="Table_20_Contents">
      <style:text-properties fo:font-weight="bold" officeooo:rsid="001cc5a5" officeooo:paragraph-rsid="001cc5a5" style:font-weight-asian="bold" style:font-weight-complex="bold"/>
    </style:style>
    <style:style style:name="P18" style:family="paragraph" style:parent-style-name="Table_20_Contents">
      <style:text-properties fo:font-weight="bold" officeooo:rsid="001cc5a5" officeooo:paragraph-rsid="001eb35e" style:font-weight-asian="bold" style:font-weight-complex="bold"/>
    </style:style>
    <style:style style:name="P19" style:family="paragraph" style:parent-style-name="Table_20_Contents">
      <style:text-properties fo:font-weight="bold" officeooo:rsid="001ea586" officeooo:paragraph-rsid="001ea586" style:font-weight-asian="bold" style:font-weight-complex="bold"/>
    </style:style>
    <style:style style:name="P20" style:family="paragraph" style:parent-style-name="Table_20_Contents">
      <style:text-properties fo:font-weight="bold" officeooo:rsid="001ea586" officeooo:paragraph-rsid="001eb35e" style:font-weight-asian="bold" style:font-weight-complex="bold"/>
    </style:style>
    <style:style style:name="P21" style:family="paragraph" style:parent-style-name="Table_20_Contents">
      <style:text-properties fo:font-weight="bold" officeooo:rsid="002b4638" officeooo:paragraph-rsid="002b4638" style:font-weight-asian="bold" style:font-weight-complex="bold"/>
    </style:style>
    <style:style style:name="P22" style:family="paragraph" style:parent-style-name="Table_20_Contents">
      <style:text-properties fo:font-weight="bold" officeooo:rsid="002b4638" officeooo:paragraph-rsid="003ee141" style:font-weight-asian="bold" style:font-weight-complex="bold"/>
    </style:style>
    <style:style style:name="P23" style:family="paragraph" style:parent-style-name="Table_20_Contents">
      <style:text-properties fo:font-weight="bold" officeooo:rsid="002b4638" officeooo:paragraph-rsid="00412805" style:font-weight-asian="bold" style:font-weight-complex="bold"/>
    </style:style>
    <style:style style:name="P24" style:family="paragraph" style:parent-style-name="Table_20_Contents">
      <style:text-properties fo:font-weight="bold" officeooo:rsid="002b4638" officeooo:paragraph-rsid="004dff21" style:font-weight-asian="bold" style:font-weight-complex="bold"/>
    </style:style>
    <style:style style:name="P25" style:family="paragraph" style:parent-style-name="Table_20_Contents">
      <style:text-properties fo:font-weight="bold" officeooo:rsid="002b4638" officeooo:paragraph-rsid="005f98fd" style:font-weight-asian="bold" style:font-weight-complex="bold"/>
    </style:style>
    <style:style style:name="P26" style:family="paragraph" style:parent-style-name="Table_20_Contents">
      <style:text-properties fo:font-weight="bold" officeooo:rsid="002ed51f" officeooo:paragraph-rsid="002ed51f" style:font-weight-asian="bold" style:font-weight-complex="bold"/>
    </style:style>
    <style:style style:name="P27" style:family="paragraph" style:parent-style-name="Table_20_Contents">
      <style:text-properties fo:font-weight="bold" officeooo:rsid="004dff21" officeooo:paragraph-rsid="004dff21" style:font-weight-asian="bold" style:font-weight-complex="bold"/>
    </style:style>
    <style:style style:name="P28" style:family="paragraph" style:parent-style-name="Table_20_Contents">
      <style:text-properties fo:font-weight="bold" officeooo:rsid="005c35e6" officeooo:paragraph-rsid="005c35e6" style:font-weight-asian="bold" style:font-weight-complex="bold"/>
    </style:style>
    <style:style style:name="P29" style:family="paragraph" style:parent-style-name="Table_20_Contents">
      <style:text-properties fo:font-weight="bold" officeooo:rsid="005f98fd" officeooo:paragraph-rsid="005f98fd" style:font-weight-asian="bold" style:font-weight-complex="bold"/>
    </style:style>
    <style:style style:name="P30" style:family="paragraph" style:parent-style-name="Table_20_Contents">
      <style:text-properties officeooo:rsid="001ea586" officeooo:paragraph-rsid="001ea586"/>
    </style:style>
    <style:style style:name="P31" style:family="paragraph" style:parent-style-name="Table_20_Contents">
      <style:text-properties officeooo:rsid="001ea586" officeooo:paragraph-rsid="001eb35e"/>
    </style:style>
    <style:style style:name="P32" style:family="paragraph" style:parent-style-name="Table_20_Contents">
      <style:text-properties officeooo:rsid="001eb35e" officeooo:paragraph-rsid="001eb35e"/>
    </style:style>
    <style:style style:name="P33" style:family="paragraph" style:parent-style-name="Table_20_Contents">
      <style:text-properties officeooo:rsid="001eb35e" officeooo:paragraph-rsid="002df0da"/>
    </style:style>
    <style:style style:name="P34" style:family="paragraph" style:parent-style-name="Table_20_Contents">
      <style:text-properties officeooo:paragraph-rsid="001eb35e"/>
    </style:style>
    <style:style style:name="P35" style:family="paragraph" style:parent-style-name="Table_20_Contents">
      <style:text-properties officeooo:rsid="00208e65" officeooo:paragraph-rsid="00208e65"/>
    </style:style>
    <style:style style:name="P36" style:family="paragraph" style:parent-style-name="Table_20_Contents">
      <style:text-properties officeooo:rsid="00224015" officeooo:paragraph-rsid="00224015"/>
    </style:style>
    <style:style style:name="P37" style:family="paragraph" style:parent-style-name="Table_20_Contents">
      <style:text-properties officeooo:rsid="0025e453" officeooo:paragraph-rsid="0025e453"/>
    </style:style>
    <style:style style:name="P38" style:family="paragraph" style:parent-style-name="Table_20_Contents">
      <style:text-properties officeooo:rsid="002aa575" officeooo:paragraph-rsid="002aa575"/>
    </style:style>
    <style:style style:name="P39" style:family="paragraph" style:parent-style-name="Table_20_Contents">
      <style:text-properties officeooo:rsid="002b4638" officeooo:paragraph-rsid="002b4638"/>
    </style:style>
    <style:style style:name="P40" style:family="paragraph" style:parent-style-name="Table_20_Contents">
      <style:text-properties officeooo:rsid="002cf9fc" officeooo:paragraph-rsid="002cf9fc"/>
    </style:style>
    <style:style style:name="P41" style:family="paragraph" style:parent-style-name="Table_20_Contents">
      <style:text-properties officeooo:rsid="002ed51f" officeooo:paragraph-rsid="002ed51f"/>
    </style:style>
    <style:style style:name="P42" style:family="paragraph" style:parent-style-name="Table_20_Contents">
      <style:text-properties officeooo:rsid="00315e97" officeooo:paragraph-rsid="00315e97"/>
    </style:style>
    <style:style style:name="P43" style:family="paragraph" style:parent-style-name="Table_20_Contents">
      <style:text-properties officeooo:rsid="0035f77a" officeooo:paragraph-rsid="0035f77a"/>
    </style:style>
    <style:style style:name="P44" style:family="paragraph" style:parent-style-name="Table_20_Contents">
      <style:text-properties officeooo:rsid="00372a0d" officeooo:paragraph-rsid="00372a0d"/>
    </style:style>
    <style:style style:name="P45" style:family="paragraph" style:parent-style-name="Table_20_Contents">
      <style:text-properties officeooo:rsid="0037c891" officeooo:paragraph-rsid="0037c891"/>
    </style:style>
    <style:style style:name="P46" style:family="paragraph" style:parent-style-name="Table_20_Contents">
      <style:text-properties officeooo:rsid="00392571" officeooo:paragraph-rsid="00392571"/>
    </style:style>
    <style:style style:name="P47" style:family="paragraph" style:parent-style-name="Table_20_Contents">
      <style:text-properties officeooo:rsid="003a96d5" officeooo:paragraph-rsid="003a96d5"/>
    </style:style>
    <style:style style:name="P48" style:family="paragraph" style:parent-style-name="Table_20_Contents">
      <style:text-properties officeooo:rsid="003a96d5" officeooo:paragraph-rsid="003ee141"/>
    </style:style>
    <style:style style:name="P49" style:family="paragraph" style:parent-style-name="Table_20_Contents">
      <style:text-properties officeooo:rsid="003a96d5" officeooo:paragraph-rsid="00412805"/>
    </style:style>
    <style:style style:name="P50" style:family="paragraph" style:parent-style-name="Table_20_Contents">
      <style:text-properties officeooo:rsid="003ce80a" officeooo:paragraph-rsid="003ce80a"/>
    </style:style>
    <style:style style:name="P51" style:family="paragraph" style:parent-style-name="Table_20_Contents">
      <style:text-properties officeooo:paragraph-rsid="003ee141"/>
    </style:style>
    <style:style style:name="P52" style:family="paragraph" style:parent-style-name="Table_20_Contents">
      <style:text-properties officeooo:rsid="003ee141" officeooo:paragraph-rsid="003ee141"/>
    </style:style>
    <style:style style:name="P53" style:family="paragraph" style:parent-style-name="Table_20_Contents">
      <style:text-properties officeooo:paragraph-rsid="00412805"/>
    </style:style>
    <style:style style:name="P54" style:family="paragraph" style:parent-style-name="Table_20_Contents">
      <style:text-properties officeooo:rsid="00412805" officeooo:paragraph-rsid="00412805"/>
    </style:style>
    <style:style style:name="P55" style:family="paragraph" style:parent-style-name="Table_20_Contents">
      <style:text-properties officeooo:rsid="00412805" officeooo:paragraph-rsid="004dff21"/>
    </style:style>
    <style:style style:name="P56" style:family="paragraph" style:parent-style-name="Table_20_Contents">
      <style:text-properties officeooo:rsid="00481e04" officeooo:paragraph-rsid="00481e04"/>
    </style:style>
    <style:style style:name="P57" style:family="paragraph" style:parent-style-name="Table_20_Contents">
      <style:text-properties officeooo:rsid="00498be5" officeooo:paragraph-rsid="00498be5"/>
    </style:style>
    <style:style style:name="P58" style:family="paragraph" style:parent-style-name="Table_20_Contents">
      <style:text-properties officeooo:rsid="004b09de" officeooo:paragraph-rsid="004b09de"/>
    </style:style>
    <style:style style:name="P59" style:family="paragraph" style:parent-style-name="Table_20_Contents">
      <style:text-properties officeooo:rsid="004ea98e" officeooo:paragraph-rsid="004ea98e"/>
    </style:style>
    <style:style style:name="P60" style:family="paragraph" style:parent-style-name="Table_20_Contents">
      <style:text-properties officeooo:rsid="0057dc93" officeooo:paragraph-rsid="0057dc93"/>
    </style:style>
    <style:style style:name="P61" style:family="paragraph" style:parent-style-name="Table_20_Contents">
      <style:text-properties officeooo:rsid="0058a44b" officeooo:paragraph-rsid="0058a44b"/>
    </style:style>
    <style:style style:name="P62" style:family="paragraph" style:parent-style-name="Table_20_Contents">
      <style:paragraph-properties fo:text-align="center" style:justify-single-word="false"/>
      <style:text-properties officeooo:rsid="005ac7a1" officeooo:paragraph-rsid="005ac7a1"/>
    </style:style>
    <style:style style:name="P63" style:family="paragraph" style:parent-style-name="Table_20_Contents">
      <style:text-properties officeooo:rsid="005cad4e" officeooo:paragraph-rsid="005cad4e"/>
    </style:style>
    <style:style style:name="P64" style:family="paragraph" style:parent-style-name="Table_20_Contents">
      <style:text-properties officeooo:rsid="005cb9eb" officeooo:paragraph-rsid="005cb9eb"/>
    </style:style>
    <style:style style:name="P65" style:family="paragraph" style:parent-style-name="Table_20_Contents">
      <style:text-properties officeooo:rsid="005cf156" officeooo:paragraph-rsid="005cf156"/>
    </style:style>
    <style:style style:name="P66" style:family="paragraph" style:parent-style-name="Table_20_Contents">
      <style:text-properties officeooo:rsid="005e1d19" officeooo:paragraph-rsid="005e1d19"/>
    </style:style>
    <style:style style:name="P67" style:family="paragraph" style:parent-style-name="Table_20_Contents">
      <style:text-properties officeooo:rsid="005eea7f" officeooo:paragraph-rsid="005eea7f"/>
    </style:style>
    <style:style style:name="P68" style:family="paragraph" style:parent-style-name="Table_20_Contents">
      <style:text-properties officeooo:rsid="005fab22" officeooo:paragraph-rsid="005fab22"/>
    </style:style>
    <style:style style:name="P69" style:family="paragraph" style:parent-style-name="Table_20_Contents">
      <style:text-properties officeooo:rsid="005fe895" officeooo:paragraph-rsid="005fe895"/>
    </style:style>
    <style:style style:name="P70" style:family="paragraph" style:parent-style-name="Table_20_Contents">
      <style:text-properties officeooo:rsid="00606d52" officeooo:paragraph-rsid="00606d52"/>
    </style:style>
    <style:style style:name="P71" style:family="paragraph" style:parent-style-name="Standard">
      <style:text-properties officeooo:rsid="00412805" officeooo:paragraph-rsid="003ee141"/>
    </style:style>
    <style:style style:name="P72" style:family="paragraph" style:parent-style-name="Standard">
      <style:text-properties officeooo:rsid="00412805" officeooo:paragraph-rsid="00412805"/>
    </style:style>
    <style:style style:name="P73" style:family="paragraph" style:parent-style-name="Standard">
      <style:text-properties officeooo:paragraph-rsid="00412805"/>
    </style:style>
    <style:style style:name="P74" style:family="paragraph" style:parent-style-name="Heading_20_2">
      <style:text-properties officeooo:rsid="001ea586" officeooo:paragraph-rsid="001ea586"/>
    </style:style>
    <style:style style:name="P75" style:family="paragraph" style:parent-style-name="Heading_20_2">
      <style:text-properties officeooo:rsid="001cc5a5" officeooo:paragraph-rsid="001cc5a5"/>
    </style:style>
    <style:style style:name="P76" style:family="paragraph" style:parent-style-name="Table_20_Contents">
      <style:text-properties officeooo:rsid="006799bb" officeooo:paragraph-rsid="006799bb"/>
    </style:style>
    <style:style style:name="T1" style:family="text">
      <style:text-properties officeooo:rsid="0022a919"/>
    </style:style>
    <style:style style:name="T2" style:family="text">
      <style:text-properties officeooo:rsid="002b4638"/>
    </style:style>
    <style:style style:name="T3" style:family="text">
      <style:text-properties officeooo:rsid="002cf9fc"/>
    </style:style>
    <style:style style:name="T4" style:family="text">
      <style:text-properties officeooo:rsid="002ed51f"/>
    </style:style>
    <style:style style:name="T5" style:family="text">
      <style:text-properties officeooo:rsid="003199c9"/>
    </style:style>
    <style:style style:name="T6" style:family="text">
      <style:text-properties officeooo:rsid="00337dd3"/>
    </style:style>
    <style:style style:name="T7" style:family="text">
      <style:text-properties officeooo:rsid="00348515"/>
    </style:style>
    <style:style style:name="T8" style:family="text">
      <style:text-properties officeooo:rsid="003b203b"/>
    </style:style>
    <style:style style:name="T9" style:family="text">
      <style:text-properties officeooo:rsid="003e8005"/>
    </style:style>
    <style:style style:name="T10" style:family="text">
      <style:text-properties officeooo:rsid="00412805"/>
    </style:style>
    <style:style style:name="T11" style:family="text">
      <style:text-properties officeooo:rsid="00498be5"/>
    </style:style>
    <style:style style:name="T12" style:family="text">
      <style:text-properties officeooo:rsid="004c6e01"/>
    </style:style>
    <style:style style:name="T13" style:family="text">
      <style:text-properties officeooo:rsid="00530b7e"/>
    </style:style>
    <style:style style:name="T14" style:family="text">
      <style:text-properties officeooo:rsid="0054120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558233"/>
    </style:style>
    <style:style style:name="T17" style:family="text">
      <style:text-properties officeooo:rsid="00558233"/>
    </style:style>
    <style:style style:name="T18" style:family="text">
      <style:text-properties officeooo:rsid="0055dd45"/>
    </style:style>
    <style:style style:name="T19" style:family="text">
      <style:text-properties officeooo:rsid="00626f55"/>
    </style:style>
    <style:style style:name="T20" style:family="text">
      <style:text-properties officeooo:rsid="00659c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4" text:outline-level="2">Johdanto</text:h>
      <text:p text:style-name="P2">Tämän projektin tarkoitus on osoittaa, miten pienellä budjetilla ja panostuksella voidaan tehdä potilastietojärjestelmä.</text:p>
      <text:p text:style-name="P2">Tämä on on projektin vaatimusmäärittely. Projekti tehdään Java-ohjelmointikielellä käyttäen Hibernate-tietokantamoottoria ja Wicket-weppisovelluskehystä.</text:p>
      <text:h text:style-name="P75" text:outline-level="2">Näkymät</text:h>
      <text:p text:style-name="P1">Login-ruutu <text:span text:style-name="T9">johon syötetään käyttäjätunnus ja salasana</text:span></text:p>
      <text:p text:style-name="P1">Pääruutu missä valikot vasemmalla, <text:span text:style-name="T5">tällä ruudulla valitaan käsiteltävä potilas SOTU:n perusteella, tällä ruudulla voidaan lisätä ja poistaa potilaita</text:span></text:p>
      <text:p text:style-name="P1">Kuvantamisruutu, <text:s/><text:span text:style-name="T6">tällä ruudulla on linkit kuviinn ja niiden lausumaan</text:span></text:p>
      <text:p text:style-name="P1">Sähköinen resepti -ruutu</text:p>
      <text:p text:style-name="P1">Epikriisi-ruutu</text:p>
      <text:p text:style-name="P16">Ajanvaraukset</text:p>
      <text:h text:style-name="P75" text:outline-level="2">Tietosisältö</text:h>
      <text:p text:style-name="P7">Taulu USER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P18">Nimi</text:p>
          </table:table-cell>
          <table:table-cell table:style-name="Table1.A1" office:value-type="string">
            <text:p text:style-name="P18">Pääavain</text:p>
          </table:table-cell>
          <table:table-cell table:style-name="Table1.A1" office:value-type="string">
            <text:p text:style-name="P20">Tietotyyppi</text:p>
          </table:table-cell>
          <table:table-cell table:style-name="Table1.A1" office:value-type="string">
            <text:p text:style-name="P18">NOT NULL</text:p>
          </table:table-cell>
          <table:table-cell table:style-name="Table1.A1" office:value-type="string">
            <text:p text:style-name="P26">Unique</text:p>
          </table:table-cell>
          <table:table-cell table:style-name="Table1.F1" office:value-type="string">
            <text:p text:style-name="P20">Vierasavain</text:p>
          </table:table-cell>
        </table:table-row>
        <table:table-row>
          <table:table-cell table:style-name="Table1.A2" office:value-type="string">
            <text:p text:style-name="P58">HETU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31">CHAR(11)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41">X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7">Username</text:p>
          </table:table-cell>
          <table:table-cell table:style-name="Table1.A2" office:value-type="string">
            <text:p text:style-name="P56">X</text:p>
          </table:table-cell>
          <table:table-cell table:style-name="Table1.A2" office:value-type="string">
            <text:p text:style-name="P32">VARCHAR(32)</text:p>
          </table:table-cell>
          <table:table-cell table:style-name="Table1.A2" office:value-type="string">
            <text:p text:style-name="P32">X</text:p>
          </table:table-cell>
          <table:table-cell table:style-name="Table1.A2" office:value-type="string">
            <text:p text:style-name="P41">X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44">Name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44">VARCHAR(64)</text:p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1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7">Password<text:span text:style-name="T4">SHA1Base64</text:span>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7">VARCHAR(<text:span text:style-name="T7">64</text:span>)</text:p>
          </table:table-cell>
          <table:table-cell table:style-name="Table1.A2" office:value-type="string">
            <text:p text:style-name="P37">X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2">Role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2">INT</text:p>
          </table:table-cell>
          <table:table-cell table:style-name="Table1.A2" office:value-type="string">
            <text:p text:style-name="P32">X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43">Title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43">VARCHAR(32)</text:p>
          </table:table-cell>
          <table:table-cell table:style-name="Table1.A2" office:value-type="string">
            <text:p text:style-name="P43">X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4"/>
          </table:table-cell>
        </table:table-row>
      </table:table>
      <text:p text:style-name="P3"/>
      <text:p text:style-name="P5">Role = 1 <text:s/>= lääkäri</text:p>
      <text:p text:style-name="P5">Role = <text:span text:style-name="T1">2</text:span> <text:s/>= sairaanhoitaja</text:p>
      <text:p text:style-name="P4"/>
      <text:p text:style-name="P3">Seuraava taulu luettelee potilaat.</text:p>
      <text:p text:style-name="P8">Taulu PATIENTS:</text:p>
      <table:table table:name="Haku" table:style-name="Haku">
        <table:table-column table:style-name="Haku.A"/>
        <table:table-column table:style-name="Haku.B"/>
        <table:table-column table:style-name="Haku.A"/>
        <table:table-column table:style-name="Haku.B"/>
        <table:table-column table:style-name="Haku.E"/>
        <table:table-column table:style-name="Haku.F"/>
        <table:table-row>
          <table:table-cell table:style-name="Haku.A1" office:value-type="string">
            <text:p text:style-name="P17">Nimi</text:p>
          </table:table-cell>
          <table:table-cell table:style-name="Haku.A1" office:value-type="string">
            <text:p text:style-name="P17">Pääavain</text:p>
          </table:table-cell>
          <table:table-cell table:style-name="Haku.A1" office:value-type="string">
            <text:p text:style-name="P19">Tietotyyppi</text:p>
          </table:table-cell>
          <table:table-cell table:style-name="Haku.A1" office:value-type="string">
            <text:p text:style-name="P17">NOT NULL</text:p>
          </table:table-cell>
          <table:table-cell table:style-name="Haku.A1" office:value-type="string">
            <text:p text:style-name="P28">Unique</text:p>
          </table:table-cell>
          <table:table-cell table:style-name="Haku.F1" office:value-type="string">
            <text:p text:style-name="P19">Vierasavain</text:p>
          </table:table-cell>
        </table:table-row>
        <text:soft-page-break/>
        <table:table-row>
          <table:table-cell table:style-name="Haku.A2" office:value-type="string">
            <text:p text:style-name="P58">HETU</text:p>
          </table:table-cell>
          <table:table-cell table:style-name="Haku.A2" office:value-type="string">
            <text:p text:style-name="P36">X</text:p>
          </table:table-cell>
          <table:table-cell table:style-name="Haku.A2" office:value-type="string">
            <text:p text:style-name="P30">CHAR(11)</text:p>
          </table:table-cell>
          <table:table-cell table:style-name="Haku.A2" office:value-type="string">
            <text:p text:style-name="P30">X</text:p>
          </table:table-cell>
          <table:table-cell table:style-name="Haku.A2" office:value-type="string">
            <text:p text:style-name="P63">X</text:p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32">Name</text:p>
          </table:table-cell>
          <table:table-cell table:style-name="Haku.A2" office:value-type="string">
            <text:p text:style-name="Table_20_Contents"/>
          </table:table-cell>
          <table:table-cell table:style-name="Haku.A2" office:value-type="string">
            <text:p text:style-name="P32">VARCHAR(<text:span text:style-name="T13">64</text:span>)</text:p>
          </table:table-cell>
          <table:table-cell table:style-name="Haku.A2" office:value-type="string">
            <text:p text:style-name="P32">X</text:p>
          </table:table-cell>
          <table:table-cell table:style-name="Haku.A2" office:value-type="string">
            <text:p text:style-name="P32"/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42">Phone</text:p>
          </table:table-cell>
          <table:table-cell table:style-name="Haku.A2" office:value-type="string">
            <text:p text:style-name="Table_20_Contents"/>
          </table:table-cell>
          <table:table-cell table:style-name="Haku.A2" office:value-type="string">
            <text:p text:style-name="P42">VARCHAR(20)</text:p>
          </table:table-cell>
          <table:table-cell table:style-name="Haku.A2" office:value-type="string">
            <text:p text:style-name="P32"/>
          </table:table-cell>
          <table:table-cell table:style-name="Haku.A2" office:value-type="string">
            <text:p text:style-name="P32"/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42">Address</text:p>
          </table:table-cell>
          <table:table-cell table:style-name="Haku.A2" office:value-type="string">
            <text:p text:style-name="P42"/>
          </table:table-cell>
          <table:table-cell table:style-name="Haku.A2" office:value-type="string">
            <text:p text:style-name="P42">VARCHAR(<text:span text:style-name="T14">64</text:span>)</text:p>
          </table:table-cell>
          <table:table-cell table:style-name="Haku.A2" office:value-type="string">
            <text:p text:style-name="P42">X</text:p>
          </table:table-cell>
          <table:table-cell table:style-name="Haku.A2" office:value-type="string">
            <text:p text:style-name="P42"/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42">ZipCode</text:p>
          </table:table-cell>
          <table:table-cell table:style-name="Haku.A2" office:value-type="string">
            <text:p text:style-name="Table_20_Contents"/>
          </table:table-cell>
          <table:table-cell table:style-name="Haku.A2" office:value-type="string">
            <text:p text:style-name="P42">VARCHAR(<text:span text:style-name="T13">20</text:span>)</text:p>
          </table:table-cell>
          <table:table-cell table:style-name="Haku.A2" office:value-type="string">
            <text:p text:style-name="P42">X</text:p>
          </table:table-cell>
          <table:table-cell table:style-name="Haku.A2" office:value-type="string">
            <text:p text:style-name="P42"/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42">Country</text:p>
          </table:table-cell>
          <table:table-cell table:style-name="Haku.A2" office:value-type="string">
            <text:p text:style-name="Table_20_Contents"/>
          </table:table-cell>
          <table:table-cell table:style-name="Haku.A2" office:value-type="string">
            <text:p text:style-name="P42">VARCHAR(20)</text:p>
          </table:table-cell>
          <table:table-cell table:style-name="Haku.A2" office:value-type="string">
            <text:p text:style-name="P42">X</text:p>
          </table:table-cell>
          <table:table-cell table:style-name="Haku.A2" office:value-type="string">
            <text:p text:style-name="P42"/>
          </table:table-cell>
          <table:table-cell table:style-name="Haku.F2" office:value-type="string">
            <text:p text:style-name="Table_20_Contents"/>
          </table:table-cell>
        </table:table-row>
      </table:table>
      <text:p text:style-name="P6"/>
      <text:p text:style-name="P8">Taulu IMAGES:</text:p>
      <table:table table:name="Kuvantaminen" table:style-name="Kuvantaminen">
        <table:table-column table:style-name="Kuvantaminen.A" table:number-columns-repeated="5"/>
        <table:table-row>
          <table:table-cell table:style-name="Kuvantaminen.A1" office:value-type="string">
            <text:p text:style-name="P17">Nimi</text:p>
          </table:table-cell>
          <table:table-cell table:style-name="Kuvantaminen.A1" office:value-type="string">
            <text:p text:style-name="P17">Pääavain</text:p>
          </table:table-cell>
          <table:table-cell table:style-name="Kuvantaminen.A1" office:value-type="string">
            <text:p text:style-name="P19">Tietotyyppi</text:p>
          </table:table-cell>
          <table:table-cell table:style-name="Kuvantaminen.A1" office:value-type="string">
            <text:p text:style-name="P17">NOT NULL</text:p>
          </table:table-cell>
          <table:table-cell table:style-name="Kuvantaminen.E1" office:value-type="string">
            <text:p text:style-name="P19">Vierasavain</text:p>
          </table:table-cell>
        </table:table-row>
        <table:table-row>
          <table:table-cell table:style-name="Kuvantaminen.A2" office:value-type="string">
            <text:p text:style-name="P32">ID</text:p>
          </table:table-cell>
          <table:table-cell table:style-name="Kuvantaminen.A2" office:value-type="string">
            <text:p text:style-name="P32">X</text:p>
          </table:table-cell>
          <table:table-cell table:style-name="Kuvantaminen.A2" office:value-type="string">
            <text:p text:style-name="P32">BIGINT</text:p>
          </table:table-cell>
          <table:table-cell table:style-name="Kuvantaminen.A2" office:value-type="string">
            <text:p text:style-name="P32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32">Image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64">BLOB</text:p>
          </table:table-cell>
          <table:table-cell table:style-name="Kuvantaminen.A2" office:value-type="string">
            <text:p text:style-name="P32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61">Date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65">DATE</text:p>
          </table:table-cell>
          <table:table-cell table:style-name="Kuvantaminen.A2" office:value-type="string">
            <text:p text:style-name="P61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50">Type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50">INT</text:p>
          </table:table-cell>
          <table:table-cell table:style-name="Kuvantaminen.A2" office:value-type="string">
            <text:p text:style-name="P50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35">ImageMIMEType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35">VARCHAR(20)</text:p>
          </table:table-cell>
          <table:table-cell table:style-name="Kuvantaminen.A2" office:value-type="string">
            <text:p text:style-name="P35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38">Statement</text:p>
          </table:table-cell>
          <table:table-cell table:style-name="Kuvantaminen.A2" office:value-type="string">
            <text:p text:style-name="P38"/>
          </table:table-cell>
          <table:table-cell table:style-name="Kuvantaminen.A2" office:value-type="string">
            <text:p text:style-name="P38">VARCHAR(2000)</text:p>
          </table:table-cell>
          <table:table-cell table:style-name="Kuvantaminen.A2" office:value-type="string">
            <text:p text:style-name="P38">X</text:p>
          </table:table-cell>
          <table:table-cell table:style-name="Kuvantaminen.E2" office:value-type="string">
            <text:p text:style-name="P32"/>
          </table:table-cell>
        </table:table-row>
        <table:table-row table:style-name="Kuvantaminen.8">
          <table:table-cell table:style-name="Kuvantaminen.A2" office:value-type="string">
            <text:p text:style-name="P62"><text:span text:style-name="T16">P</text:span><text:span text:style-name="T15">atientHETU <text:s text:c="7"/></text:span>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45">CHAR(11)</text:p>
          </table:table-cell>
          <table:table-cell table:style-name="Kuvantaminen.A2" office:value-type="string">
            <text:p text:style-name="P32">X</text:p>
          </table:table-cell>
          <table:table-cell table:style-name="Kuvantaminen.E2" office:value-type="string">
            <text:p text:style-name="P33"><text:span text:style-name="T3">PATIENTS</text:span>.<text:span text:style-name="T17">HETU</text:span></text:p>
          </table:table-cell>
        </table:table-row>
      </table:table>
      <text:p text:style-name="P10"/>
      <text:p text:style-name="P11">Type = 1 = CT</text:p>
      <text:p text:style-name="P11">Type = 2 = MRI</text:p>
      <text:p text:style-name="P12">Type = 3 = Röntgen</text:p>
      <text:p text:style-name="P13">Type = 4 = Ultraääni</text:p>
      <text:p text:style-name="P13"/>
      <text:p text:style-name="P8">Taulu <text:span text:style-name="T2">SUMMARIES: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1">Nimi</text:p>
          </table:table-cell>
          <table:table-cell table:style-name="Table2.A1" office:value-type="string">
            <text:p text:style-name="P21">Pääavain</text:p>
          </table:table-cell>
          <table:table-cell table:style-name="Table2.A1" office:value-type="string">
            <text:p text:style-name="P21">Tietotyyppi</text:p>
          </table:table-cell>
          <table:table-cell table:style-name="Table2.A1" office:value-type="string">
            <text:p text:style-name="P21">NOT NULL</text:p>
          </table:table-cell>
          <table:table-cell table:style-name="Table2.E1" office:value-type="string">
            <text:p text:style-name="P21">Vierasavain</text:p>
          </table:table-cell>
        </table:table-row>
        <table:table-row>
          <table:table-cell table:style-name="Table2.A2" office:value-type="string">
            <text:p text:style-name="P39">ID</text:p>
          </table:table-cell>
          <table:table-cell table:style-name="Table2.A2" office:value-type="string">
            <text:p text:style-name="P39">X</text:p>
          </table:table-cell>
          <table:table-cell table:style-name="Table2.A2" office:value-type="string">
            <text:p text:style-name="P39">BIGINT</text:p>
          </table:table-cell>
          <table:table-cell table:style-name="Table2.A2" office:value-type="string">
            <text:p text:style-name="P39">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Te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>VARCHAR(2000)</text:p>
          </table:table-cell>
          <table:table-cell table:style-name="Table2.A2" office:value-type="string">
            <text:p text:style-name="P39">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0">Dat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6">DATE</text:p>
          </table:table-cell>
          <table:table-cell table:style-name="Table2.A2" office:value-type="string">
            <text:p text:style-name="P60">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Doctor<text:span text:style-name="T18">Username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><text:span text:style-name="T20">VARCHAR</text:span>(<text:span text:style-name="T20">32</text:span>)</text:p>
          </table:table-cell>
          <table:table-cell table:style-name="Table2.A2" office:value-type="string">
            <text:p text:style-name="P39">X</text:p>
          </table:table-cell>
          <table:table-cell table:style-name="Table2.E2" office:value-type="string">
            <text:p text:style-name="P39">USERS.<text:span text:style-name="T18">Username</text:span></text:p>
          </table:table-cell>
        </table:table-row>
        <table:table-row>
          <table:table-cell table:style-name="Table2.A2" office:value-type="string">
            <text:p text:style-name="P40">Patien<text:span text:style-name="T12">HETU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CHAR(11)</text:p>
          </table:table-cell>
          <table:table-cell table:style-name="Table2.A2" office:value-type="string">
            <text:p text:style-name="P40">X</text:p>
          </table:table-cell>
          <table:table-cell table:style-name="Table2.E2" office:value-type="string">
            <text:p text:style-name="P40">PATIENTS.<text:span text:style-name="T12">HETU</text:span></text:p>
          </table:table-cell>
        </table:table-row>
      </table:table>
      <text:p text:style-name="P8"/>
      <text:p text:style-name="P9">Taulu MEDICATIO<text:span text:style-name="T8">N</text:span>S:</text:p>
      <table:table table:name="Table3" table:style-name="Table3">
        <table:table-column table:style-name="Table3.A" table:number-columns-repeated="5"/>
        <table:table-column table:style-name="Table3.F"/>
        <text:soft-page-break/>
        <table:table-row>
          <table:table-cell table:style-name="Table3.A1" office:value-type="string">
            <text:p text:style-name="P21">Nimi</text:p>
          </table:table-cell>
          <table:table-cell table:style-name="Table3.A1" office:value-type="string">
            <text:p text:style-name="P21">Pääavain</text:p>
          </table:table-cell>
          <table:table-cell table:style-name="Table3.A1" office:value-type="string">
            <text:p text:style-name="P21">Tietotyyppi</text:p>
          </table:table-cell>
          <table:table-cell table:style-name="Table3.A1" office:value-type="string">
            <text:p text:style-name="P21">NOT NULL</text:p>
          </table:table-cell>
          <table:table-cell table:style-name="Table3.A1" office:value-type="string">
            <text:p text:style-name="P29">Unique</text:p>
          </table:table-cell>
          <table:table-cell table:style-name="Table3.F1" office:value-type="string">
            <text:p text:style-name="P25">Vierasavain</text:p>
          </table:table-cell>
        </table:table-row>
        <table:table-row>
          <table:table-cell table:style-name="Table3.A2" office:value-type="string">
            <text:p text:style-name="P47">Name</text:p>
          </table:table-cell>
          <table:table-cell table:style-name="Table3.A2" office:value-type="string">
            <text:p text:style-name="P47">X</text:p>
          </table:table-cell>
          <table:table-cell table:style-name="Table3.A2" office:value-type="string">
            <text:p text:style-name="P47">VARCHAR(32)</text:p>
          </table:table-cell>
          <table:table-cell table:style-name="Table3.A2" office:value-type="string">
            <text:p text:style-name="P47">X</text:p>
          </table:table-cell>
          <table:table-cell table:style-name="Table3.A2" office:value-type="string">
            <text:p text:style-name="P76">X</text:p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7">AmountUni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7">VARCHAR(4)</text:p>
          </table:table-cell>
          <table:table-cell table:style-name="Table3.A2" office:value-type="string">
            <text:p text:style-name="P57">X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7">AmountI<text:span text:style-name="T11">nUnit</text:span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7">INT</text:p>
          </table:table-cell>
          <table:table-cell table:style-name="Table3.A2" office:value-type="string">
            <text:p text:style-name="P47">X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</table:table>
      <text:p text:style-name="P9"/>
      <text:p text:style-name="P15">Taulu: PRESCRIPTIONS:</text:p>
      <text:p text:style-name="P14"/>
      <text:p text:style-name="P14">Taulu: LABWORKS: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22"><text:span text:style-name="T10">N</text:span>imi</text:p>
          </table:table-cell>
          <table:table-cell table:style-name="Table4.A1" office:value-type="string">
            <text:p text:style-name="P22">Pääavain</text:p>
          </table:table-cell>
          <table:table-cell table:style-name="Table4.A1" office:value-type="string">
            <text:p text:style-name="P22">Tietotyyppi</text:p>
          </table:table-cell>
          <table:table-cell table:style-name="Table4.A1" office:value-type="string">
            <text:p text:style-name="P22">NOT NULL</text:p>
          </table:table-cell>
          <table:table-cell table:style-name="Table4.A1" office:value-type="string">
            <text:p text:style-name="P27">Unique</text:p>
          </table:table-cell>
          <table:table-cell table:style-name="Table4.F1" office:value-type="string">
            <text:p text:style-name="P24">Vierasavain</text:p>
          </table:table-cell>
        </table:table-row>
        <table:table-row>
          <table:table-cell table:style-name="Table4.A2" office:value-type="string">
            <text:p text:style-name="P69">ID</text:p>
          </table:table-cell>
          <table:table-cell table:style-name="Table4.A2" office:value-type="string">
            <text:p text:style-name="P69">X</text:p>
          </table:table-cell>
          <table:table-cell table:style-name="Table4.A2" office:value-type="string">
            <text:p text:style-name="P69">BIGINT</text:p>
          </table:table-cell>
          <table:table-cell table:style-name="Table4.A2" office:value-type="string">
            <text:p text:style-name="P69">X</text:p>
          </table:table-cell>
          <table:table-cell table:style-name="Table4.A2" office:value-type="string">
            <text:p text:style-name="P69">X</text:p>
          </table:table-cell>
          <table:table-cell table:style-name="Table4.F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70">Name</text:p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70">VARCHAR(32)</text:p>
          </table:table-cell>
          <table:table-cell table:style-name="Table4.A2" office:value-type="string">
            <text:p text:style-name="P70">X</text:p>
          </table:table-cell>
          <table:table-cell table:style-name="Table4.A2" office:value-type="string">
            <text:p text:style-name="P69"/>
          </table:table-cell>
          <table:table-cell table:style-name="Table4.F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69">PatientHETU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>CHAR(<text:span text:style-name="T19">11</text:span>)</text:p>
          </table:table-cell>
          <table:table-cell table:style-name="Table4.A2" office:value-type="string">
            <text:p text:style-name="P48">X</text:p>
          </table:table-cell>
          <table:table-cell table:style-name="Table4.A2" office:value-type="string">
            <text:p text:style-name="P59">X</text:p>
          </table:table-cell>
          <table:table-cell table:style-name="Table4.F2" office:value-type="string">
            <text:p text:style-name="P69">PATIENTS.HETU</text:p>
          </table:table-cell>
        </table:table-row>
        <table:table-row>
          <table:table-cell table:style-name="Table4.A2" office:value-type="string">
            <text:p text:style-name="P52">Date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67">DATE</text:p>
          </table:table-cell>
          <table:table-cell table:style-name="Table4.A2" office:value-type="string">
            <text:p text:style-name="P48">X</text:p>
          </table:table-cell>
          <table:table-cell table:style-name="Table4.A2" office:value-type="string">
            <text:p text:style-name="P51"/>
          </table:table-cell>
          <table:table-cell table:style-name="Table4.F2" office:value-type="string">
            <text:p text:style-name="P51"/>
          </table:table-cell>
        </table:table-row>
      </table:table>
      <text:p text:style-name="P71"><text:tab/></text:p>
      <text:p text:style-name="P72">Taulu LABRESULTS:</text:p>
      <text:p text:style-name="P72"/>
      <text:p text:style-name="P72"/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23">Nimi</text:p>
          </table:table-cell>
          <table:table-cell table:style-name="Table5.A1" office:value-type="string">
            <text:p text:style-name="P23">Pääavain</text:p>
          </table:table-cell>
          <table:table-cell table:style-name="Table5.A1" office:value-type="string">
            <text:p text:style-name="P23">Tietotyyppi</text:p>
          </table:table-cell>
          <table:table-cell table:style-name="Table5.A1" office:value-type="string">
            <text:p text:style-name="P23">NOT NULL</text:p>
          </table:table-cell>
          <table:table-cell table:style-name="Table5.A1" office:value-type="string">
            <text:p text:style-name="P27">Unique</text:p>
          </table:table-cell>
          <table:table-cell table:style-name="Table5.F1" office:value-type="string">
            <text:p text:style-name="P24">Vierasavain</text:p>
          </table:table-cell>
        </table:table-row>
        <table:table-row>
          <table:table-cell table:style-name="Table5.A2" office:value-type="string">
            <text:p text:style-name="P54">ID</text:p>
          </table:table-cell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54">BIGINT</text:p>
          </table:table-cell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68">X</text:p>
          </table:table-cell>
          <table:table-cell table:style-name="Table5.F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54">Name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4">VARCHAR(32)</text:p>
          </table:table-cell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54"/>
          </table:table-cell>
          <table:table-cell table:style-name="Table5.F2" office:value-type="string">
            <text:p text:style-name="P55">LABWORKS.Name</text:p>
          </table:table-cell>
        </table:table-row>
        <table:table-row>
          <table:table-cell table:style-name="Table5.A2" office:value-type="string">
            <text:p text:style-name="P69">PatientHETU</text:p>
          </table:table-cell>
          <table:table-cell table:style-name="Table5.A2" office:value-type="string">
            <text:p text:style-name="P48"/>
          </table:table-cell>
          <table:table-cell table:style-name="Table5.A2" office:value-type="string">
            <text:p text:style-name="P48">VARCHAR(<text:span text:style-name="T19">11</text:span>)</text:p>
          </table:table-cell>
          <table:table-cell table:style-name="Table5.A2" office:value-type="string">
            <text:p text:style-name="P48">X</text:p>
          </table:table-cell>
          <table:table-cell table:style-name="Table5.A2" office:value-type="string">
            <text:p text:style-name="P59">X</text:p>
          </table:table-cell>
          <table:table-cell table:style-name="Table5.F2" office:value-type="string">
            <text:p text:style-name="P69">PATIENTS.HETU</text:p>
          </table:table-cell>
        </table:table-row>
        <table:table-row>
          <table:table-cell table:style-name="Table5.A2" office:value-type="string">
            <text:p text:style-name="P54">Result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49">VARCHAR(200)</text:p>
          </table:table-cell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53"/>
          </table:table-cell>
          <table:table-cell table:style-name="Table5.F2" office:value-type="string">
            <text:p text:style-name="P53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5:38:41.377338410</meta:creation-date>
    <dc:date>2015-09-06T17:57:35.219567928</dc:date>
    <meta:editing-duration>PT13H45M23S</meta:editing-duration>
    <meta:editing-cycles>69</meta:editing-cycles>
    <meta:generator>LibreOffice/4.2.8.2$Linux_X86_64 LibreOffice_project/420m0$Build-2</meta:generator>
    <meta:document-statistic meta:table-count="7" meta:image-count="0" meta:object-count="0" meta:page-count="3" meta:paragraph-count="192" meta:word-count="288" meta:character-count="1889" meta:non-whitespace-character-count="1780"/>
  </office:meta>
</office:document-meta>
</file>